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0.9272in"/>
    </style:style>
    <style:style style:name="co3" style:family="table-column">
      <style:table-column-properties fo:break-before="auto" style:column-width="1.4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output_5f_clang.csv">
      <style:table-properties table:display="true" style:writing-mode="lr-tb"/>
    </style:style>
    <style:style style:name="ACE-1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output_clang.csv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style-name="gr1" draw:text-style-name="P1" svg:width="12.4106in" svg:height="6.9957in" svg:x="15.9953in" svg:y="2.3425in">
            <draw:object draw:notify-on-update-of-ranges="'output_clang.csv'.A1:'output_clang.csv'.A1 'output_clang.csv'.A2:'output_clang.csv'.A12 'output_clang.csv'.W1:'output_clang.csv'.W1 'output_clang.csv'.W2:'output_clang.csv'.W12 'output_clang.csv'.A1:'output_clang.csv'.A1 'output_clang.csv'.A2:'output_clang.csv'.A12 'output_clang.csv'.Y1:'output_clang.csv'.Y1 'output_clang.csv'.Y2:'output_clang.csv'.Y12 'output_clang.csv'.A1:'output_clang.csv'.A1 'output_clang.csv'.A2:'output_clang.csv'.A12 'output_clang.csv'.AA1:'output_clang.csv'.AA1 'output_clang.csv'.AA2:'output_clang.csv'.AA12 'output_clang.csv'.A1:'output_clang.csv'.A1 'output_clang.csv'.A2:'output_clang.csv'.A12 'output_clang.csv'.AC1:'output_clang.csv'.AC1 'output_clang.csv'.AC2:'output_clang.csv'.AC12 'output_clang.csv'.A1:'output_clang.csv'.A1 'output_clang.csv'.A2:'output_clang.csv'.A12 'output_clang.csv'.AE1:'output_clang.csv'.AE1 'output_clang.csv'.AE2:'output_clang.csv'.AE12 'output_clang.csv'.A1:'output_clang.csv'.A1 'output_clang.csv'.A2:'output_clang.csv'.A12 'output_clang.csv'.AG1:'output_clang.csv'.AG1 'output_clang.csv'.AG2:'output_clang.csv'.AG12 'output_clang.csv'.A1:'output_clang.csv'.A1 'output_clang.csv'.A2:'output_clang.csv'.A12 'output_clang.csv'.AI1:'output_clang.csv'.AI1 'output_clang.csv'.AI2:'output_clang.csv'.AI12 'output_clang.csv'.A1:'output_clang.csv'.A1 'output_clang.csv'.A2:'output_clang.csv'.A12 'output_clang.csv'.AK1:'output_clang.csv'.AK1 'output_clang.csv'.AK2:'output_clang.csv'.AK12 'output_clang.csv'.A1:'output_clang.csv'.A1 'output_clang.csv'.A2:'output_clang.csv'.A12 'output_clang.csv'.AM1:'output_clang.csv'.AM1 'output_clang.csv'.AM2:'output_clang.csv'.AM12 'output_clang.csv'.A1:'output_clang.csv'.A1 'output_clang.csv'.A2:'output_clang.csv'.A12 'output_clang.csv'.AO1:'output_clang.csv'.AO1 'output_clang.csv'.AO2:'output_clang.csv'.AO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Gnumeric-default"/>
        <table:table-column table:style-name="co2" table:default-cell-style-name="ACE-1"/>
        <table:table-column table:style-name="co1" table:default-cell-style-name="Gnumeric-default"/>
        <table:table-column table:style-name="co2" table:default-cell-style-name="ACE-1"/>
        <table:table-column table:style-name="co1" table:default-cell-style-name="Gnumeric-default"/>
        <table:table-column table:style-name="co2" table:default-cell-style-name="ACE-1"/>
        <table:table-column table:style-name="co1" table:default-cell-style-name="Gnumeric-default"/>
        <table:table-column table:style-name="co2" table:default-cell-style-name="ACE-1"/>
        <table:table-column table:style-name="co1" table:default-cell-style-name="Gnumeric-default"/>
        <table:table-column table:style-name="co2" table:default-cell-style-name="ACE-1"/>
        <table:table-column table:style-name="co1" table:default-cell-style-name="Gnumeric-default"/>
        <table:table-column table:style-name="co2" table:default-cell-style-name="ACE-1"/>
        <table:table-column table:style-name="co1" table:default-cell-style-name="Gnumeric-default"/>
        <table:table-column table:style-name="co2" table:default-cell-style-name="ACE-1"/>
        <table:table-column table:style-name="co1" table:default-cell-style-name="Gnumeric-default"/>
        <table:table-column table:style-name="co2" table:default-cell-style-name="ACE-1"/>
        <table:table-column table:style-name="co1" table:default-cell-style-name="Gnumeric-default"/>
        <table:table-column table:style-name="co2" table:default-cell-style-name="ACE-1"/>
        <table:table-column table:style-name="co1" table:default-cell-style-name="Gnumeric-default"/>
        <table:table-column table:style-name="co2" table:default-cell-style-name="ACE-1"/>
        <table:table-column table:style-name="co1" table:default-cell-style-name="Gnumeric-default"/>
        <table:table-column table:style-name="co3" table:default-cell-style-name="Gnumeric-default"/>
        <table:table-column table:style-name="co1" table:number-columns-repeated="233" table:default-cell-style-name="Gnumeric-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check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check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check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check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check5</text:p>
          </table:table-cell>
          <table:table-cell office:value-type="string" calcext:value-type="string">
            <text:p>time6</text:p>
          </table:table-cell>
          <table:table-cell office:value-type="string" calcext:value-type="string">
            <text:p>check6</text:p>
          </table:table-cell>
          <table:table-cell office:value-type="string" calcext:value-type="string">
            <text:p>time7</text:p>
          </table:table-cell>
          <table:table-cell office:value-type="string" calcext:value-type="string">
            <text:p>check7</text:p>
          </table:table-cell>
          <table:table-cell office:value-type="string" calcext:value-type="string">
            <text:p>time8</text:p>
          </table:table-cell>
          <table:table-cell office:value-type="string" calcext:value-type="string">
            <text:p>check8</text:p>
          </table:table-cell>
          <table:table-cell office:value-type="string" calcext:value-type="string">
            <text:p>time128</text:p>
          </table:table-cell>
          <table:table-cell office:value-type="string" calcext:value-type="string">
            <text:p>check128</text:p>
          </table:table-cell>
          <table:table-cell office:value-type="string" calcext:value-type="string">
            <text:p>time2048</text:p>
          </table:table-cell>
          <table:table-cell office:value-type="string" calcext:value-type="string">
            <text:p>check2048</text:p>
          </table:table-cell>
          <table:table-cell/>
          <table:table-cell office:value-type="string" calcext:value-type="string">
            <text:p>speed1</text:p>
          </table:table-cell>
          <table:table-cell/>
          <table:table-cell office:value-type="string" calcext:value-type="string">
            <text:p>speed2</text:p>
          </table:table-cell>
          <table:table-cell/>
          <table:table-cell office:value-type="string" calcext:value-type="string">
            <text:p>speed3</text:p>
          </table:table-cell>
          <table:table-cell/>
          <table:table-cell office:value-type="string" calcext:value-type="string">
            <text:p>speed4</text:p>
          </table:table-cell>
          <table:table-cell/>
          <table:table-cell office:value-type="string" calcext:value-type="string">
            <text:p>speed5</text:p>
          </table:table-cell>
          <table:table-cell/>
          <table:table-cell office:value-type="string" calcext:value-type="string">
            <text:p>speed6</text:p>
          </table:table-cell>
          <table:table-cell/>
          <table:table-cell office:value-type="string" calcext:value-type="string">
            <text:p>speed7</text:p>
          </table:table-cell>
          <table:table-cell/>
          <table:table-cell office:value-type="string" calcext:value-type="string">
            <text:p>speed8</text:p>
          </table:table-cell>
          <table:table-cell/>
          <table:table-cell office:value-type="string" calcext:value-type="string">
            <text:p>speed128</text:p>
          </table:table-cell>
          <table:table-cell/>
          <table:table-cell office:value-type="string" calcext:value-type="string">
            <text:p>speed2048</text:p>
          </table:table-cell>
          <table:table-cell table:number-columns-repeated="215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2" calcext:value-type="float">
            <text:p>92</text:p>
          </table:table-cell>
          <table:table-cell office:value-type="float" office:value="1624.958231" calcext:value-type="float">
            <text:p>1624.958231</text:p>
          </table:table-cell>
          <table:table-cell office:value-type="float" office:value="54" calcext:value-type="float">
            <text:p>54</text:p>
          </table:table-cell>
          <table:table-cell office:value-type="float" office:value="1624.958231" calcext:value-type="float">
            <text:p>1624.958231</text:p>
          </table:table-cell>
          <table:table-cell office:value-type="float" office:value="41" calcext:value-type="float">
            <text:p>41</text:p>
          </table:table-cell>
          <table:table-cell office:value-type="float" office:value="1624.958231" calcext:value-type="float">
            <text:p>1624.958231</text:p>
          </table:table-cell>
          <table:table-cell office:value-type="float" office:value="35" calcext:value-type="float">
            <text:p>35</text:p>
          </table:table-cell>
          <table:table-cell office:value-type="float" office:value="1624.958231" calcext:value-type="float">
            <text:p>1624.958231</text:p>
          </table:table-cell>
          <table:table-cell office:value-type="float" office:value="49" calcext:value-type="float">
            <text:p>49</text:p>
          </table:table-cell>
          <table:table-cell office:value-type="float" office:value="1624.958231" calcext:value-type="float">
            <text:p>1624.958231</text:p>
          </table:table-cell>
          <table:table-cell office:value-type="float" office:value="43" calcext:value-type="float">
            <text:p>43</text:p>
          </table:table-cell>
          <table:table-cell office:value-type="float" office:value="1624.958231" calcext:value-type="float">
            <text:p>1624.958231</text:p>
          </table:table-cell>
          <table:table-cell office:value-type="float" office:value="35" calcext:value-type="float">
            <text:p>35</text:p>
          </table:table-cell>
          <table:table-cell office:value-type="float" office:value="1624.958231" calcext:value-type="float">
            <text:p>1624.958231</text:p>
          </table:table-cell>
          <table:table-cell office:value-type="float" office:value="38" calcext:value-type="float">
            <text:p>38</text:p>
          </table:table-cell>
          <table:table-cell office:value-type="float" office:value="1624.958231" calcext:value-type="float">
            <text:p>1624.958231</text:p>
          </table:table-cell>
          <table:table-cell office:value-type="float" office:value="427" calcext:value-type="float">
            <text:p>427</text:p>
          </table:table-cell>
          <table:table-cell office:value-type="float" office:value="1624.958231" calcext:value-type="float">
            <text:p>1624.958231</text:p>
          </table:table-cell>
          <table:table-cell office:value-type="float" office:value="2089" calcext:value-type="float">
            <text:p>2089</text:p>
          </table:table-cell>
          <table:table-cell office:value-type="float" office:value="1624.958231" calcext:value-type="float">
            <text:p>1624.958231</text:p>
          </table:table-cell>
          <table:table-cell/>
          <table:table-cell table:formula="of:=[.$B2]/[.B2]" office:value-type="float" office:value="1" calcext:value-type="float">
            <text:p>1</text:p>
          </table:table-cell>
          <table:table-cell/>
          <table:table-cell table:formula="of:=[.$B2]/[.D2]" office:value-type="float" office:value="1.7037037037037" calcext:value-type="float">
            <text:p>1.7037037037037</text:p>
          </table:table-cell>
          <table:table-cell/>
          <table:table-cell table:formula="of:=[.$B2]/[.F2]" office:value-type="float" office:value="2.24390243902439" calcext:value-type="float">
            <text:p>2.24390243902439</text:p>
          </table:table-cell>
          <table:table-cell/>
          <table:table-cell table:formula="of:=[.$B2]/[.H2]" office:value-type="float" office:value="2.62857142857143" calcext:value-type="float">
            <text:p>2.62857142857143</text:p>
          </table:table-cell>
          <table:table-cell/>
          <table:table-cell table:formula="of:=[.$B2]/[.J2]" office:value-type="float" office:value="1.87755102040816" calcext:value-type="float">
            <text:p>1.87755102040816</text:p>
          </table:table-cell>
          <table:table-cell/>
          <table:table-cell table:formula="of:=[.$B2]/[.L2]" office:value-type="float" office:value="2.13953488372093" calcext:value-type="float">
            <text:p>2.13953488372093</text:p>
          </table:table-cell>
          <table:table-cell/>
          <table:table-cell table:formula="of:=[.$B2]/[.N2]" office:value-type="float" office:value="2.62857142857143" calcext:value-type="float">
            <text:p>2.62857142857143</text:p>
          </table:table-cell>
          <table:table-cell/>
          <table:table-cell table:formula="of:=[.$B2]/[.P2]" office:value-type="float" office:value="2.42105263157895" calcext:value-type="float">
            <text:p>2.42105263157895</text:p>
          </table:table-cell>
          <table:table-cell/>
          <table:table-cell table:formula="of:=[.$B2]/[.R2]" office:value-type="float" office:value="0.215456674473068" calcext:value-type="float">
            <text:p>0.215456674473068</text:p>
          </table:table-cell>
          <table:table-cell/>
          <table:table-cell table:formula="of:=[.$B2]/[.T2]" office:value-type="float" office:value="0.0440402106270943" calcext:value-type="float">
            <text:p>0.044040210627094</text:p>
          </table:table-cell>
          <table:table-cell table:number-columns-repeated="215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59" calcext:value-type="float">
            <text:p>159</text:p>
          </table:table-cell>
          <table:table-cell office:value-type="float" office:value="2520.657386" calcext:value-type="float">
            <text:p>2520.657386</text:p>
          </table:table-cell>
          <table:table-cell office:value-type="float" office:value="91" calcext:value-type="float">
            <text:p>91</text:p>
          </table:table-cell>
          <table:table-cell office:value-type="float" office:value="2520.657386" calcext:value-type="float">
            <text:p>2520.657386</text:p>
          </table:table-cell>
          <table:table-cell office:value-type="float" office:value="73" calcext:value-type="float">
            <text:p>73</text:p>
          </table:table-cell>
          <table:table-cell office:value-type="float" office:value="2520.657386" calcext:value-type="float">
            <text:p>2520.657386</text:p>
          </table:table-cell>
          <table:table-cell office:value-type="float" office:value="61" calcext:value-type="float">
            <text:p>61</text:p>
          </table:table-cell>
          <table:table-cell office:value-type="float" office:value="2520.657386" calcext:value-type="float">
            <text:p>2520.657386</text:p>
          </table:table-cell>
          <table:table-cell office:value-type="float" office:value="88" calcext:value-type="float">
            <text:p>88</text:p>
          </table:table-cell>
          <table:table-cell office:value-type="float" office:value="2520.657386" calcext:value-type="float">
            <text:p>2520.657386</text:p>
          </table:table-cell>
          <table:table-cell office:value-type="float" office:value="78" calcext:value-type="float">
            <text:p>78</text:p>
          </table:table-cell>
          <table:table-cell office:value-type="float" office:value="2520.657386" calcext:value-type="float">
            <text:p>2520.657386</text:p>
          </table:table-cell>
          <table:table-cell office:value-type="float" office:value="65" calcext:value-type="float">
            <text:p>65</text:p>
          </table:table-cell>
          <table:table-cell office:value-type="float" office:value="2520.657386" calcext:value-type="float">
            <text:p>2520.657386</text:p>
          </table:table-cell>
          <table:table-cell office:value-type="float" office:value="69" calcext:value-type="float">
            <text:p>69</text:p>
          </table:table-cell>
          <table:table-cell office:value-type="float" office:value="2520.657386" calcext:value-type="float">
            <text:p>2520.657386</text:p>
          </table:table-cell>
          <table:table-cell office:value-type="float" office:value="357" calcext:value-type="float">
            <text:p>357</text:p>
          </table:table-cell>
          <table:table-cell office:value-type="float" office:value="2520.657386" calcext:value-type="float">
            <text:p>2520.657386</text:p>
          </table:table-cell>
          <table:table-cell office:value-type="float" office:value="1821" calcext:value-type="float">
            <text:p>1821</text:p>
          </table:table-cell>
          <table:table-cell office:value-type="float" office:value="2520.657386" calcext:value-type="float">
            <text:p>2520.657386</text:p>
          </table:table-cell>
          <table:table-cell/>
          <table:table-cell table:formula="of:=[.$B3]/[.B3]" office:value-type="float" office:value="1" calcext:value-type="float">
            <text:p>1</text:p>
          </table:table-cell>
          <table:table-cell/>
          <table:table-cell table:formula="of:=[.$B3]/[.D3]" office:value-type="float" office:value="1.74725274725275" calcext:value-type="float">
            <text:p>1.74725274725275</text:p>
          </table:table-cell>
          <table:table-cell/>
          <table:table-cell table:formula="of:=[.$B3]/[.F3]" office:value-type="float" office:value="2.17808219178082" calcext:value-type="float">
            <text:p>2.17808219178082</text:p>
          </table:table-cell>
          <table:table-cell/>
          <table:table-cell table:formula="of:=[.$B3]/[.H3]" office:value-type="float" office:value="2.60655737704918" calcext:value-type="float">
            <text:p>2.60655737704918</text:p>
          </table:table-cell>
          <table:table-cell/>
          <table:table-cell table:formula="of:=[.$B3]/[.J3]" office:value-type="float" office:value="1.80681818181818" calcext:value-type="float">
            <text:p>1.80681818181818</text:p>
          </table:table-cell>
          <table:table-cell/>
          <table:table-cell table:formula="of:=[.$B3]/[.L3]" office:value-type="float" office:value="2.03846153846154" calcext:value-type="float">
            <text:p>2.03846153846154</text:p>
          </table:table-cell>
          <table:table-cell/>
          <table:table-cell table:formula="of:=[.$B3]/[.N3]" office:value-type="float" office:value="2.44615384615385" calcext:value-type="float">
            <text:p>2.44615384615385</text:p>
          </table:table-cell>
          <table:table-cell/>
          <table:table-cell table:formula="of:=[.$B3]/[.P3]" office:value-type="float" office:value="2.30434782608696" calcext:value-type="float">
            <text:p>2.30434782608696</text:p>
          </table:table-cell>
          <table:table-cell/>
          <table:table-cell table:formula="of:=[.$B3]/[.R3]" office:value-type="float" office:value="0.445378151260504" calcext:value-type="float">
            <text:p>0.445378151260504</text:p>
          </table:table-cell>
          <table:table-cell/>
          <table:table-cell table:formula="of:=[.$B3]/[.T3]" office:value-type="float" office:value="0.0873146622734761" calcext:value-type="float">
            <text:p>0.087314662273476</text:p>
          </table:table-cell>
          <table:table-cell table:number-columns-repeated="215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51" calcext:value-type="float">
            <text:p>251</text:p>
          </table:table-cell>
          <table:table-cell office:value-type="float" office:value="3238.359313" calcext:value-type="float">
            <text:p>3238.359313</text:p>
          </table:table-cell>
          <table:table-cell office:value-type="float" office:value="144" calcext:value-type="float">
            <text:p>144</text:p>
          </table:table-cell>
          <table:table-cell office:value-type="float" office:value="3238.359313" calcext:value-type="float">
            <text:p>3238.359313</text:p>
          </table:table-cell>
          <table:table-cell office:value-type="float" office:value="113" calcext:value-type="float">
            <text:p>113</text:p>
          </table:table-cell>
          <table:table-cell office:value-type="float" office:value="3238.359313" calcext:value-type="float">
            <text:p>3238.359313</text:p>
          </table:table-cell>
          <table:table-cell office:value-type="float" office:value="96" calcext:value-type="float">
            <text:p>96</text:p>
          </table:table-cell>
          <table:table-cell office:value-type="float" office:value="3238.359313" calcext:value-type="float">
            <text:p>3238.359313</text:p>
          </table:table-cell>
          <table:table-cell office:value-type="float" office:value="140" calcext:value-type="float">
            <text:p>140</text:p>
          </table:table-cell>
          <table:table-cell office:value-type="float" office:value="3238.359313" calcext:value-type="float">
            <text:p>3238.359313</text:p>
          </table:table-cell>
          <table:table-cell office:value-type="float" office:value="125" calcext:value-type="float">
            <text:p>125</text:p>
          </table:table-cell>
          <table:table-cell office:value-type="float" office:value="3238.359313" calcext:value-type="float">
            <text:p>3238.359313</text:p>
          </table:table-cell>
          <table:table-cell office:value-type="float" office:value="103" calcext:value-type="float">
            <text:p>103</text:p>
          </table:table-cell>
          <table:table-cell office:value-type="float" office:value="3238.359313" calcext:value-type="float">
            <text:p>3238.359313</text:p>
          </table:table-cell>
          <table:table-cell office:value-type="float" office:value="104" calcext:value-type="float">
            <text:p>104</text:p>
          </table:table-cell>
          <table:table-cell office:value-type="float" office:value="3238.359313" calcext:value-type="float">
            <text:p>3238.359313</text:p>
          </table:table-cell>
          <table:table-cell office:value-type="float" office:value="525" calcext:value-type="float">
            <text:p>525</text:p>
          </table:table-cell>
          <table:table-cell office:value-type="float" office:value="3238.359313" calcext:value-type="float">
            <text:p>3238.359313</text:p>
          </table:table-cell>
          <table:table-cell office:value-type="float" office:value="2062" calcext:value-type="float">
            <text:p>2062</text:p>
          </table:table-cell>
          <table:table-cell office:value-type="float" office:value="3238.359313" calcext:value-type="float">
            <text:p>3238.359313</text:p>
          </table:table-cell>
          <table:table-cell/>
          <table:table-cell table:formula="of:=[.$B4]/[.B4]" office:value-type="float" office:value="1" calcext:value-type="float">
            <text:p>1</text:p>
          </table:table-cell>
          <table:table-cell/>
          <table:table-cell table:formula="of:=[.$B4]/[.D4]" office:value-type="float" office:value="1.74305555555556" calcext:value-type="float">
            <text:p>1.74305555555556</text:p>
          </table:table-cell>
          <table:table-cell/>
          <table:table-cell table:formula="of:=[.$B4]/[.F4]" office:value-type="float" office:value="2.2212389380531" calcext:value-type="float">
            <text:p>2.2212389380531</text:p>
          </table:table-cell>
          <table:table-cell/>
          <table:table-cell table:formula="of:=[.$B4]/[.H4]" office:value-type="float" office:value="2.61458333333333" calcext:value-type="float">
            <text:p>2.61458333333333</text:p>
          </table:table-cell>
          <table:table-cell/>
          <table:table-cell table:formula="of:=[.$B4]/[.J4]" office:value-type="float" office:value="1.79285714285714" calcext:value-type="float">
            <text:p>1.79285714285714</text:p>
          </table:table-cell>
          <table:table-cell/>
          <table:table-cell table:formula="of:=[.$B4]/[.L4]" office:value-type="float" office:value="2.008" calcext:value-type="float">
            <text:p>2.008</text:p>
          </table:table-cell>
          <table:table-cell/>
          <table:table-cell table:formula="of:=[.$B4]/[.N4]" office:value-type="float" office:value="2.43689320388349" calcext:value-type="float">
            <text:p>2.43689320388349</text:p>
          </table:table-cell>
          <table:table-cell/>
          <table:table-cell table:formula="of:=[.$B4]/[.P4]" office:value-type="float" office:value="2.41346153846154" calcext:value-type="float">
            <text:p>2.41346153846154</text:p>
          </table:table-cell>
          <table:table-cell/>
          <table:table-cell table:formula="of:=[.$B4]/[.R4]" office:value-type="float" office:value="0.478095238095238" calcext:value-type="float">
            <text:p>0.478095238095238</text:p>
          </table:table-cell>
          <table:table-cell/>
          <table:table-cell table:formula="of:=[.$B4]/[.T4]" office:value-type="float" office:value="0.12172647914646" calcext:value-type="float">
            <text:p>0.12172647914646</text:p>
          </table:table-cell>
          <table:table-cell table:number-columns-repeated="215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363" calcext:value-type="float">
            <text:p>363</text:p>
          </table:table-cell>
          <table:table-cell office:value-type="float" office:value="3737.767778" calcext:value-type="float">
            <text:p>3737.767778</text:p>
          </table:table-cell>
          <table:table-cell office:value-type="float" office:value="213" calcext:value-type="float">
            <text:p>213</text:p>
          </table:table-cell>
          <table:table-cell office:value-type="float" office:value="3737.767778" calcext:value-type="float">
            <text:p>3737.767778</text:p>
          </table:table-cell>
          <table:table-cell office:value-type="float" office:value="165" calcext:value-type="float">
            <text:p>165</text:p>
          </table:table-cell>
          <table:table-cell office:value-type="float" office:value="3737.767778" calcext:value-type="float">
            <text:p>3737.767778</text:p>
          </table:table-cell>
          <table:table-cell office:value-type="float" office:value="144" calcext:value-type="float">
            <text:p>144</text:p>
          </table:table-cell>
          <table:table-cell office:value-type="float" office:value="3737.767778" calcext:value-type="float">
            <text:p>3737.767778</text:p>
          </table:table-cell>
          <table:table-cell office:value-type="float" office:value="206" calcext:value-type="float">
            <text:p>206</text:p>
          </table:table-cell>
          <table:table-cell office:value-type="float" office:value="3737.767778" calcext:value-type="float">
            <text:p>3737.767778</text:p>
          </table:table-cell>
          <table:table-cell office:value-type="float" office:value="184" calcext:value-type="float">
            <text:p>184</text:p>
          </table:table-cell>
          <table:table-cell office:value-type="float" office:value="3737.767778" calcext:value-type="float">
            <text:p>3737.767778</text:p>
          </table:table-cell>
          <table:table-cell office:value-type="float" office:value="153" calcext:value-type="float">
            <text:p>153</text:p>
          </table:table-cell>
          <table:table-cell office:value-type="float" office:value="3737.767778" calcext:value-type="float">
            <text:p>3737.767778</text:p>
          </table:table-cell>
          <table:table-cell office:value-type="float" office:value="162" calcext:value-type="float">
            <text:p>162</text:p>
          </table:table-cell>
          <table:table-cell office:value-type="float" office:value="3737.767778" calcext:value-type="float">
            <text:p>3737.767778</text:p>
          </table:table-cell>
          <table:table-cell office:value-type="float" office:value="607" calcext:value-type="float">
            <text:p>607</text:p>
          </table:table-cell>
          <table:table-cell office:value-type="float" office:value="3737.767778" calcext:value-type="float">
            <text:p>3737.767778</text:p>
          </table:table-cell>
          <table:table-cell office:value-type="float" office:value="1645" calcext:value-type="float">
            <text:p>1645</text:p>
          </table:table-cell>
          <table:table-cell office:value-type="float" office:value="3737.767778" calcext:value-type="float">
            <text:p>3737.767778</text:p>
          </table:table-cell>
          <table:table-cell/>
          <table:table-cell table:formula="of:=[.$B5]/[.B5]" office:value-type="float" office:value="1" calcext:value-type="float">
            <text:p>1</text:p>
          </table:table-cell>
          <table:table-cell/>
          <table:table-cell table:formula="of:=[.$B5]/[.D5]" office:value-type="float" office:value="1.70422535211268" calcext:value-type="float">
            <text:p>1.70422535211268</text:p>
          </table:table-cell>
          <table:table-cell/>
          <table:table-cell table:formula="of:=[.$B5]/[.F5]" office:value-type="float" office:value="2.2" calcext:value-type="float">
            <text:p>2.2</text:p>
          </table:table-cell>
          <table:table-cell/>
          <table:table-cell table:formula="of:=[.$B5]/[.H5]" office:value-type="float" office:value="2.52083333333333" calcext:value-type="float">
            <text:p>2.52083333333333</text:p>
          </table:table-cell>
          <table:table-cell/>
          <table:table-cell table:formula="of:=[.$B5]/[.J5]" office:value-type="float" office:value="1.7621359223301" calcext:value-type="float">
            <text:p>1.7621359223301</text:p>
          </table:table-cell>
          <table:table-cell/>
          <table:table-cell table:formula="of:=[.$B5]/[.L5]" office:value-type="float" office:value="1.97282608695652" calcext:value-type="float">
            <text:p>1.97282608695652</text:p>
          </table:table-cell>
          <table:table-cell/>
          <table:table-cell table:formula="of:=[.$B5]/[.N5]" office:value-type="float" office:value="2.37254901960784" calcext:value-type="float">
            <text:p>2.37254901960784</text:p>
          </table:table-cell>
          <table:table-cell/>
          <table:table-cell table:formula="of:=[.$B5]/[.P5]" office:value-type="float" office:value="2.24074074074074" calcext:value-type="float">
            <text:p>2.24074074074074</text:p>
          </table:table-cell>
          <table:table-cell/>
          <table:table-cell table:formula="of:=[.$B5]/[.R5]" office:value-type="float" office:value="0.598023064250412" calcext:value-type="float">
            <text:p>0.598023064250412</text:p>
          </table:table-cell>
          <table:table-cell/>
          <table:table-cell table:formula="of:=[.$B5]/[.T5]" office:value-type="float" office:value="0.220668693009119" calcext:value-type="float">
            <text:p>0.220668693009119</text:p>
          </table:table-cell>
          <table:table-cell table:number-columns-repeated="215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496" calcext:value-type="float">
            <text:p>496</text:p>
          </table:table-cell>
          <table:table-cell office:value-type="float" office:value="4207.99238" calcext:value-type="float">
            <text:p>4207.992380</text:p>
          </table:table-cell>
          <table:table-cell office:value-type="float" office:value="292" calcext:value-type="float">
            <text:p>292</text:p>
          </table:table-cell>
          <table:table-cell office:value-type="float" office:value="4207.99238" calcext:value-type="float">
            <text:p>4207.992380</text:p>
          </table:table-cell>
          <table:table-cell office:value-type="float" office:value="231" calcext:value-type="float">
            <text:p>231</text:p>
          </table:table-cell>
          <table:table-cell office:value-type="float" office:value="4207.99238" calcext:value-type="float">
            <text:p>4207.992380</text:p>
          </table:table-cell>
          <table:table-cell office:value-type="float" office:value="197" calcext:value-type="float">
            <text:p>197</text:p>
          </table:table-cell>
          <table:table-cell office:value-type="float" office:value="4207.99238" calcext:value-type="float">
            <text:p>4207.992380</text:p>
          </table:table-cell>
          <table:table-cell office:value-type="float" office:value="283" calcext:value-type="float">
            <text:p>283</text:p>
          </table:table-cell>
          <table:table-cell office:value-type="float" office:value="4207.99238" calcext:value-type="float">
            <text:p>4207.992380</text:p>
          </table:table-cell>
          <table:table-cell office:value-type="float" office:value="257" calcext:value-type="float">
            <text:p>257</text:p>
          </table:table-cell>
          <table:table-cell office:value-type="float" office:value="4207.99238" calcext:value-type="float">
            <text:p>4207.992380</text:p>
          </table:table-cell>
          <table:table-cell office:value-type="float" office:value="210" calcext:value-type="float">
            <text:p>210</text:p>
          </table:table-cell>
          <table:table-cell office:value-type="float" office:value="4207.99238" calcext:value-type="float">
            <text:p>4207.992380</text:p>
          </table:table-cell>
          <table:table-cell office:value-type="float" office:value="212" calcext:value-type="float">
            <text:p>212</text:p>
          </table:table-cell>
          <table:table-cell office:value-type="float" office:value="4207.99238" calcext:value-type="float">
            <text:p>4207.992380</text:p>
          </table:table-cell>
          <table:table-cell office:value-type="float" office:value="708" calcext:value-type="float">
            <text:p>708</text:p>
          </table:table-cell>
          <table:table-cell office:value-type="float" office:value="4207.99238" calcext:value-type="float">
            <text:p>4207.992380</text:p>
          </table:table-cell>
          <table:table-cell office:value-type="float" office:value="1586" calcext:value-type="float">
            <text:p>1586</text:p>
          </table:table-cell>
          <table:table-cell office:value-type="float" office:value="4207.99238" calcext:value-type="float">
            <text:p>4207.992380</text:p>
          </table:table-cell>
          <table:table-cell/>
          <table:table-cell table:formula="of:=[.$B6]/[.B6]" office:value-type="float" office:value="1" calcext:value-type="float">
            <text:p>1</text:p>
          </table:table-cell>
          <table:table-cell/>
          <table:table-cell table:formula="of:=[.$B6]/[.D6]" office:value-type="float" office:value="1.6986301369863" calcext:value-type="float">
            <text:p>1.6986301369863</text:p>
          </table:table-cell>
          <table:table-cell/>
          <table:table-cell table:formula="of:=[.$B6]/[.F6]" office:value-type="float" office:value="2.14718614718615" calcext:value-type="float">
            <text:p>2.14718614718615</text:p>
          </table:table-cell>
          <table:table-cell/>
          <table:table-cell table:formula="of:=[.$B6]/[.H6]" office:value-type="float" office:value="2.51776649746193" calcext:value-type="float">
            <text:p>2.51776649746193</text:p>
          </table:table-cell>
          <table:table-cell/>
          <table:table-cell table:formula="of:=[.$B6]/[.J6]" office:value-type="float" office:value="1.75265017667845" calcext:value-type="float">
            <text:p>1.75265017667845</text:p>
          </table:table-cell>
          <table:table-cell/>
          <table:table-cell table:formula="of:=[.$B6]/[.L6]" office:value-type="float" office:value="1.92996108949416" calcext:value-type="float">
            <text:p>1.92996108949416</text:p>
          </table:table-cell>
          <table:table-cell/>
          <table:table-cell table:formula="of:=[.$B6]/[.N6]" office:value-type="float" office:value="2.36190476190476" calcext:value-type="float">
            <text:p>2.36190476190476</text:p>
          </table:table-cell>
          <table:table-cell/>
          <table:table-cell table:formula="of:=[.$B6]/[.P6]" office:value-type="float" office:value="2.33962264150943" calcext:value-type="float">
            <text:p>2.33962264150943</text:p>
          </table:table-cell>
          <table:table-cell/>
          <table:table-cell table:formula="of:=[.$B6]/[.R6]" office:value-type="float" office:value="0.700564971751412" calcext:value-type="float">
            <text:p>0.700564971751412</text:p>
          </table:table-cell>
          <table:table-cell/>
          <table:table-cell table:formula="of:=[.$B6]/[.T6]" office:value-type="float" office:value="0.312736443883985" calcext:value-type="float">
            <text:p>0.312736443883985</text:p>
          </table:table-cell>
          <table:table-cell table:number-columns-repeated="215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651" calcext:value-type="float">
            <text:p>651</text:p>
          </table:table-cell>
          <table:table-cell office:value-type="float" office:value="4936.928334" calcext:value-type="float">
            <text:p>4936.928334</text:p>
          </table:table-cell>
          <table:table-cell office:value-type="float" office:value="389" calcext:value-type="float">
            <text:p>389</text:p>
          </table:table-cell>
          <table:table-cell office:value-type="float" office:value="4936.928334" calcext:value-type="float">
            <text:p>4936.928334</text:p>
          </table:table-cell>
          <table:table-cell office:value-type="float" office:value="301" calcext:value-type="float">
            <text:p>301</text:p>
          </table:table-cell>
          <table:table-cell office:value-type="float" office:value="4936.928334" calcext:value-type="float">
            <text:p>4936.928334</text:p>
          </table:table-cell>
          <table:table-cell office:value-type="float" office:value="257" calcext:value-type="float">
            <text:p>257</text:p>
          </table:table-cell>
          <table:table-cell office:value-type="float" office:value="4936.928334" calcext:value-type="float">
            <text:p>4936.928334</text:p>
          </table:table-cell>
          <table:table-cell office:value-type="float" office:value="372" calcext:value-type="float">
            <text:p>372</text:p>
          </table:table-cell>
          <table:table-cell office:value-type="float" office:value="4936.928334" calcext:value-type="float">
            <text:p>4936.928334</text:p>
          </table:table-cell>
          <table:table-cell office:value-type="float" office:value="324" calcext:value-type="float">
            <text:p>324</text:p>
          </table:table-cell>
          <table:table-cell office:value-type="float" office:value="4936.928334" calcext:value-type="float">
            <text:p>4936.928334</text:p>
          </table:table-cell>
          <table:table-cell office:value-type="float" office:value="277" calcext:value-type="float">
            <text:p>277</text:p>
          </table:table-cell>
          <table:table-cell office:value-type="float" office:value="4936.928334" calcext:value-type="float">
            <text:p>4936.928334</text:p>
          </table:table-cell>
          <table:table-cell office:value-type="float" office:value="271" calcext:value-type="float">
            <text:p>271</text:p>
          </table:table-cell>
          <table:table-cell office:value-type="float" office:value="4936.928334" calcext:value-type="float">
            <text:p>4936.928334</text:p>
          </table:table-cell>
          <table:table-cell office:value-type="float" office:value="797" calcext:value-type="float">
            <text:p>797</text:p>
          </table:table-cell>
          <table:table-cell office:value-type="float" office:value="4936.928334" calcext:value-type="float">
            <text:p>4936.928334</text:p>
          </table:table-cell>
          <table:table-cell office:value-type="float" office:value="1395" calcext:value-type="float">
            <text:p>1395</text:p>
          </table:table-cell>
          <table:table-cell office:value-type="float" office:value="4936.928334" calcext:value-type="float">
            <text:p>4936.928334</text:p>
          </table:table-cell>
          <table:table-cell/>
          <table:table-cell table:formula="of:=[.$B7]/[.B7]" office:value-type="float" office:value="1" calcext:value-type="float">
            <text:p>1</text:p>
          </table:table-cell>
          <table:table-cell/>
          <table:table-cell table:formula="of:=[.$B7]/[.D7]" office:value-type="float" office:value="1.67352185089974" calcext:value-type="float">
            <text:p>1.67352185089974</text:p>
          </table:table-cell>
          <table:table-cell/>
          <table:table-cell table:formula="of:=[.$B7]/[.F7]" office:value-type="float" office:value="2.16279069767442" calcext:value-type="float">
            <text:p>2.16279069767442</text:p>
          </table:table-cell>
          <table:table-cell/>
          <table:table-cell table:formula="of:=[.$B7]/[.H7]" office:value-type="float" office:value="2.53307392996109" calcext:value-type="float">
            <text:p>2.53307392996109</text:p>
          </table:table-cell>
          <table:table-cell/>
          <table:table-cell table:formula="of:=[.$B7]/[.J7]" office:value-type="float" office:value="1.75" calcext:value-type="float">
            <text:p>1.75</text:p>
          </table:table-cell>
          <table:table-cell/>
          <table:table-cell table:formula="of:=[.$B7]/[.L7]" office:value-type="float" office:value="2.00925925925926" calcext:value-type="float">
            <text:p>2.00925925925926</text:p>
          </table:table-cell>
          <table:table-cell/>
          <table:table-cell table:formula="of:=[.$B7]/[.N7]" office:value-type="float" office:value="2.35018050541516" calcext:value-type="float">
            <text:p>2.35018050541516</text:p>
          </table:table-cell>
          <table:table-cell/>
          <table:table-cell table:formula="of:=[.$B7]/[.P7]" office:value-type="float" office:value="2.40221402214022" calcext:value-type="float">
            <text:p>2.40221402214022</text:p>
          </table:table-cell>
          <table:table-cell/>
          <table:table-cell table:formula="of:=[.$B7]/[.R7]" office:value-type="float" office:value="0.816813048933501" calcext:value-type="float">
            <text:p>0.816813048933501</text:p>
          </table:table-cell>
          <table:table-cell/>
          <table:table-cell table:formula="of:=[.$B7]/[.T7]" office:value-type="float" office:value="0.466666666666667" calcext:value-type="float">
            <text:p>0.466666666666667</text:p>
          </table:table-cell>
          <table:table-cell table:number-columns-repeated="215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823" calcext:value-type="float">
            <text:p>823</text:p>
          </table:table-cell>
          <table:table-cell office:value-type="float" office:value="5766.109101" calcext:value-type="float">
            <text:p>5766.109101</text:p>
          </table:table-cell>
          <table:table-cell office:value-type="float" office:value="495" calcext:value-type="float">
            <text:p>495</text:p>
          </table:table-cell>
          <table:table-cell office:value-type="float" office:value="5766.109101" calcext:value-type="float">
            <text:p>5766.109101</text:p>
          </table:table-cell>
          <table:table-cell office:value-type="float" office:value="382" calcext:value-type="float">
            <text:p>382</text:p>
          </table:table-cell>
          <table:table-cell office:value-type="float" office:value="5766.109101" calcext:value-type="float">
            <text:p>5766.109101</text:p>
          </table:table-cell>
          <table:table-cell office:value-type="float" office:value="326" calcext:value-type="float">
            <text:p>326</text:p>
          </table:table-cell>
          <table:table-cell office:value-type="float" office:value="5766.109101" calcext:value-type="float">
            <text:p>5766.109101</text:p>
          </table:table-cell>
          <table:table-cell office:value-type="float" office:value="470" calcext:value-type="float">
            <text:p>470</text:p>
          </table:table-cell>
          <table:table-cell office:value-type="float" office:value="5766.109101" calcext:value-type="float">
            <text:p>5766.109101</text:p>
          </table:table-cell>
          <table:table-cell office:value-type="float" office:value="412" calcext:value-type="float">
            <text:p>412</text:p>
          </table:table-cell>
          <table:table-cell office:value-type="float" office:value="5766.109101" calcext:value-type="float">
            <text:p>5766.109101</text:p>
          </table:table-cell>
          <table:table-cell office:value-type="float" office:value="374" calcext:value-type="float">
            <text:p>374</text:p>
          </table:table-cell>
          <table:table-cell office:value-type="float" office:value="5766.109101" calcext:value-type="float">
            <text:p>5766.109101</text:p>
          </table:table-cell>
          <table:table-cell office:value-type="float" office:value="355" calcext:value-type="float">
            <text:p>355</text:p>
          </table:table-cell>
          <table:table-cell office:value-type="float" office:value="5766.109101" calcext:value-type="float">
            <text:p>5766.109101</text:p>
          </table:table-cell>
          <table:table-cell office:value-type="float" office:value="859" calcext:value-type="float">
            <text:p>859</text:p>
          </table:table-cell>
          <table:table-cell office:value-type="float" office:value="5766.109101" calcext:value-type="float">
            <text:p>5766.109101</text:p>
          </table:table-cell>
          <table:table-cell office:value-type="float" office:value="1430" calcext:value-type="float">
            <text:p>1430</text:p>
          </table:table-cell>
          <table:table-cell office:value-type="float" office:value="5766.109101" calcext:value-type="float">
            <text:p>5766.109101</text:p>
          </table:table-cell>
          <table:table-cell/>
          <table:table-cell table:formula="of:=[.$B8]/[.B8]" office:value-type="float" office:value="1" calcext:value-type="float">
            <text:p>1</text:p>
          </table:table-cell>
          <table:table-cell/>
          <table:table-cell table:formula="of:=[.$B8]/[.D8]" office:value-type="float" office:value="1.66262626262626" calcext:value-type="float">
            <text:p>1.66262626262626</text:p>
          </table:table-cell>
          <table:table-cell/>
          <table:table-cell table:formula="of:=[.$B8]/[.F8]" office:value-type="float" office:value="2.1544502617801" calcext:value-type="float">
            <text:p>2.1544502617801</text:p>
          </table:table-cell>
          <table:table-cell/>
          <table:table-cell table:formula="of:=[.$B8]/[.H8]" office:value-type="float" office:value="2.52453987730061" calcext:value-type="float">
            <text:p>2.52453987730061</text:p>
          </table:table-cell>
          <table:table-cell/>
          <table:table-cell table:formula="of:=[.$B8]/[.J8]" office:value-type="float" office:value="1.75106382978723" calcext:value-type="float">
            <text:p>1.75106382978723</text:p>
          </table:table-cell>
          <table:table-cell/>
          <table:table-cell table:formula="of:=[.$B8]/[.L8]" office:value-type="float" office:value="1.99757281553398" calcext:value-type="float">
            <text:p>1.99757281553398</text:p>
          </table:table-cell>
          <table:table-cell/>
          <table:table-cell table:formula="of:=[.$B8]/[.N8]" office:value-type="float" office:value="2.20053475935829" calcext:value-type="float">
            <text:p>2.20053475935829</text:p>
          </table:table-cell>
          <table:table-cell/>
          <table:table-cell table:formula="of:=[.$B8]/[.P8]" office:value-type="float" office:value="2.31830985915493" calcext:value-type="float">
            <text:p>2.31830985915493</text:p>
          </table:table-cell>
          <table:table-cell/>
          <table:table-cell table:formula="of:=[.$B8]/[.R8]" office:value-type="float" office:value="0.958090803259604" calcext:value-type="float">
            <text:p>0.958090803259604</text:p>
          </table:table-cell>
          <table:table-cell/>
          <table:table-cell table:formula="of:=[.$B8]/[.T8]" office:value-type="float" office:value="0.575524475524476" calcext:value-type="float">
            <text:p>0.575524475524476</text:p>
          </table:table-cell>
          <table:table-cell table:number-columns-repeated="215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011" calcext:value-type="float">
            <text:p>1011</text:p>
          </table:table-cell>
          <table:table-cell office:value-type="float" office:value="6428.429666" calcext:value-type="float">
            <text:p>6428.429666</text:p>
          </table:table-cell>
          <table:table-cell office:value-type="float" office:value="610" calcext:value-type="float">
            <text:p>610</text:p>
          </table:table-cell>
          <table:table-cell office:value-type="float" office:value="6428.429666" calcext:value-type="float">
            <text:p>6428.429666</text:p>
          </table:table-cell>
          <table:table-cell office:value-type="float" office:value="475" calcext:value-type="float">
            <text:p>475</text:p>
          </table:table-cell>
          <table:table-cell office:value-type="float" office:value="6428.429666" calcext:value-type="float">
            <text:p>6428.429666</text:p>
          </table:table-cell>
          <table:table-cell office:value-type="float" office:value="404" calcext:value-type="float">
            <text:p>404</text:p>
          </table:table-cell>
          <table:table-cell office:value-type="float" office:value="6428.429666" calcext:value-type="float">
            <text:p>6428.429666</text:p>
          </table:table-cell>
          <table:table-cell office:value-type="float" office:value="555" calcext:value-type="float">
            <text:p>555</text:p>
          </table:table-cell>
          <table:table-cell office:value-type="float" office:value="6428.429666" calcext:value-type="float">
            <text:p>6428.429666</text:p>
          </table:table-cell>
          <table:table-cell office:value-type="float" office:value="500" calcext:value-type="float">
            <text:p>500</text:p>
          </table:table-cell>
          <table:table-cell office:value-type="float" office:value="6428.429666" calcext:value-type="float">
            <text:p>6428.429666</text:p>
          </table:table-cell>
          <table:table-cell office:value-type="float" office:value="439" calcext:value-type="float">
            <text:p>439</text:p>
          </table:table-cell>
          <table:table-cell office:value-type="float" office:value="6428.429666" calcext:value-type="float">
            <text:p>6428.429666</text:p>
          </table:table-cell>
          <table:table-cell office:value-type="float" office:value="436" calcext:value-type="float">
            <text:p>436</text:p>
          </table:table-cell>
          <table:table-cell office:value-type="float" office:value="6428.429666" calcext:value-type="float">
            <text:p>6428.429666</text:p>
          </table:table-cell>
          <table:table-cell office:value-type="float" office:value="968" calcext:value-type="float">
            <text:p>968</text:p>
          </table:table-cell>
          <table:table-cell office:value-type="float" office:value="6428.429666" calcext:value-type="float">
            <text:p>6428.429666</text:p>
          </table:table-cell>
          <table:table-cell office:value-type="float" office:value="1703" calcext:value-type="float">
            <text:p>1703</text:p>
          </table:table-cell>
          <table:table-cell office:value-type="float" office:value="6428.429666" calcext:value-type="float">
            <text:p>6428.429666</text:p>
          </table:table-cell>
          <table:table-cell/>
          <table:table-cell table:formula="of:=[.$B9]/[.B9]" office:value-type="float" office:value="1" calcext:value-type="float">
            <text:p>1</text:p>
          </table:table-cell>
          <table:table-cell/>
          <table:table-cell table:formula="of:=[.$B9]/[.D9]" office:value-type="float" office:value="1.65737704918033" calcext:value-type="float">
            <text:p>1.65737704918033</text:p>
          </table:table-cell>
          <table:table-cell/>
          <table:table-cell table:formula="of:=[.$B9]/[.F9]" office:value-type="float" office:value="2.12842105263158" calcext:value-type="float">
            <text:p>2.12842105263158</text:p>
          </table:table-cell>
          <table:table-cell/>
          <table:table-cell table:formula="of:=[.$B9]/[.H9]" office:value-type="float" office:value="2.50247524752475" calcext:value-type="float">
            <text:p>2.50247524752475</text:p>
          </table:table-cell>
          <table:table-cell/>
          <table:table-cell table:formula="of:=[.$B9]/[.J9]" office:value-type="float" office:value="1.82162162162162" calcext:value-type="float">
            <text:p>1.82162162162162</text:p>
          </table:table-cell>
          <table:table-cell/>
          <table:table-cell table:formula="of:=[.$B9]/[.L9]" office:value-type="float" office:value="2.022" calcext:value-type="float">
            <text:p>2.022</text:p>
          </table:table-cell>
          <table:table-cell/>
          <table:table-cell table:formula="of:=[.$B9]/[.N9]" office:value-type="float" office:value="2.30296127562642" calcext:value-type="float">
            <text:p>2.30296127562642</text:p>
          </table:table-cell>
          <table:table-cell/>
          <table:table-cell table:formula="of:=[.$B9]/[.P9]" office:value-type="float" office:value="2.31880733944954" calcext:value-type="float">
            <text:p>2.31880733944954</text:p>
          </table:table-cell>
          <table:table-cell/>
          <table:table-cell table:formula="of:=[.$B9]/[.R9]" office:value-type="float" office:value="1.04442148760331" calcext:value-type="float">
            <text:p>1.04442148760331</text:p>
          </table:table-cell>
          <table:table-cell/>
          <table:table-cell table:formula="of:=[.$B9]/[.T9]" office:value-type="float" office:value="0.5936582501468" calcext:value-type="float">
            <text:p>0.5936582501468</text:p>
          </table:table-cell>
          <table:table-cell table:number-columns-repeated="215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234" calcext:value-type="float">
            <text:p>1234</text:p>
          </table:table-cell>
          <table:table-cell office:value-type="float" office:value="7182.791187" calcext:value-type="float">
            <text:p>7182.791187</text:p>
          </table:table-cell>
          <table:table-cell office:value-type="float" office:value="742" calcext:value-type="float">
            <text:p>742</text:p>
          </table:table-cell>
          <table:table-cell office:value-type="float" office:value="7182.791187" calcext:value-type="float">
            <text:p>7182.791187</text:p>
          </table:table-cell>
          <table:table-cell office:value-type="float" office:value="575" calcext:value-type="float">
            <text:p>575</text:p>
          </table:table-cell>
          <table:table-cell office:value-type="float" office:value="7182.791187" calcext:value-type="float">
            <text:p>7182.791187</text:p>
          </table:table-cell>
          <table:table-cell office:value-type="float" office:value="491" calcext:value-type="float">
            <text:p>491</text:p>
          </table:table-cell>
          <table:table-cell office:value-type="float" office:value="7182.791187" calcext:value-type="float">
            <text:p>7182.791187</text:p>
          </table:table-cell>
          <table:table-cell office:value-type="float" office:value="651" calcext:value-type="float">
            <text:p>651</text:p>
          </table:table-cell>
          <table:table-cell office:value-type="float" office:value="7182.791187" calcext:value-type="float">
            <text:p>7182.791187</text:p>
          </table:table-cell>
          <table:table-cell office:value-type="float" office:value="603" calcext:value-type="float">
            <text:p>603</text:p>
          </table:table-cell>
          <table:table-cell office:value-type="float" office:value="7182.791187" calcext:value-type="float">
            <text:p>7182.791187</text:p>
          </table:table-cell>
          <table:table-cell office:value-type="float" office:value="531" calcext:value-type="float">
            <text:p>531</text:p>
          </table:table-cell>
          <table:table-cell office:value-type="float" office:value="7182.791187" calcext:value-type="float">
            <text:p>7182.791187</text:p>
          </table:table-cell>
          <table:table-cell office:value-type="float" office:value="526" calcext:value-type="float">
            <text:p>526</text:p>
          </table:table-cell>
          <table:table-cell office:value-type="float" office:value="7182.791187" calcext:value-type="float">
            <text:p>7182.791187</text:p>
          </table:table-cell>
          <table:table-cell office:value-type="float" office:value="1121" calcext:value-type="float">
            <text:p>1121</text:p>
          </table:table-cell>
          <table:table-cell office:value-type="float" office:value="7182.791187" calcext:value-type="float">
            <text:p>7182.791187</text:p>
          </table:table-cell>
          <table:table-cell office:value-type="float" office:value="1767" calcext:value-type="float">
            <text:p>1767</text:p>
          </table:table-cell>
          <table:table-cell office:value-type="float" office:value="7182.791187" calcext:value-type="float">
            <text:p>7182.791187</text:p>
          </table:table-cell>
          <table:table-cell/>
          <table:table-cell table:formula="of:=[.$B10]/[.B10]" office:value-type="float" office:value="1" calcext:value-type="float">
            <text:p>1</text:p>
          </table:table-cell>
          <table:table-cell/>
          <table:table-cell table:formula="of:=[.$B10]/[.D10]" office:value-type="float" office:value="1.66307277628032" calcext:value-type="float">
            <text:p>1.66307277628032</text:p>
          </table:table-cell>
          <table:table-cell/>
          <table:table-cell table:formula="of:=[.$B10]/[.F10]" office:value-type="float" office:value="2.14608695652174" calcext:value-type="float">
            <text:p>2.14608695652174</text:p>
          </table:table-cell>
          <table:table-cell/>
          <table:table-cell table:formula="of:=[.$B10]/[.H10]" office:value-type="float" office:value="2.5132382892057" calcext:value-type="float">
            <text:p>2.5132382892057</text:p>
          </table:table-cell>
          <table:table-cell/>
          <table:table-cell table:formula="of:=[.$B10]/[.J10]" office:value-type="float" office:value="1.89554531490015" calcext:value-type="float">
            <text:p>1.89554531490015</text:p>
          </table:table-cell>
          <table:table-cell/>
          <table:table-cell table:formula="of:=[.$B10]/[.L10]" office:value-type="float" office:value="2.04643449419569" calcext:value-type="float">
            <text:p>2.04643449419569</text:p>
          </table:table-cell>
          <table:table-cell/>
          <table:table-cell table:formula="of:=[.$B10]/[.N10]" office:value-type="float" office:value="2.32391713747646" calcext:value-type="float">
            <text:p>2.32391713747646</text:p>
          </table:table-cell>
          <table:table-cell/>
          <table:table-cell table:formula="of:=[.$B10]/[.P10]" office:value-type="float" office:value="2.34600760456274" calcext:value-type="float">
            <text:p>2.34600760456274</text:p>
          </table:table-cell>
          <table:table-cell/>
          <table:table-cell table:formula="of:=[.$B10]/[.R10]" office:value-type="float" office:value="1.10080285459411" calcext:value-type="float">
            <text:p>1.10080285459411</text:p>
          </table:table-cell>
          <table:table-cell/>
          <table:table-cell table:formula="of:=[.$B10]/[.T10]" office:value-type="float" office:value="0.698358800226372" calcext:value-type="float">
            <text:p>0.698358800226372</text:p>
          </table:table-cell>
          <table:table-cell table:number-columns-repeated="215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472" calcext:value-type="float">
            <text:p>1472</text:p>
          </table:table-cell>
          <table:table-cell office:value-type="float" office:value="7857.065132" calcext:value-type="float">
            <text:p>7857.065132</text:p>
          </table:table-cell>
          <table:table-cell office:value-type="float" office:value="881" calcext:value-type="float">
            <text:p>881</text:p>
          </table:table-cell>
          <table:table-cell office:value-type="float" office:value="7857.065132" calcext:value-type="float">
            <text:p>7857.065132</text:p>
          </table:table-cell>
          <table:table-cell office:value-type="float" office:value="686" calcext:value-type="float">
            <text:p>686</text:p>
          </table:table-cell>
          <table:table-cell office:value-type="float" office:value="7857.065132" calcext:value-type="float">
            <text:p>7857.065132</text:p>
          </table:table-cell>
          <table:table-cell office:value-type="float" office:value="584" calcext:value-type="float">
            <text:p>584</text:p>
          </table:table-cell>
          <table:table-cell office:value-type="float" office:value="7857.065132" calcext:value-type="float">
            <text:p>7857.065132</text:p>
          </table:table-cell>
          <table:table-cell office:value-type="float" office:value="755" calcext:value-type="float">
            <text:p>755</text:p>
          </table:table-cell>
          <table:table-cell office:value-type="float" office:value="7857.065132" calcext:value-type="float">
            <text:p>7857.065132</text:p>
          </table:table-cell>
          <table:table-cell office:value-type="float" office:value="718" calcext:value-type="float">
            <text:p>718</text:p>
          </table:table-cell>
          <table:table-cell office:value-type="float" office:value="7857.065132" calcext:value-type="float">
            <text:p>7857.065132</text:p>
          </table:table-cell>
          <table:table-cell office:value-type="float" office:value="632" calcext:value-type="float">
            <text:p>632</text:p>
          </table:table-cell>
          <table:table-cell office:value-type="float" office:value="7857.065132" calcext:value-type="float">
            <text:p>7857.065132</text:p>
          </table:table-cell>
          <table:table-cell office:value-type="float" office:value="661" calcext:value-type="float">
            <text:p>661</text:p>
          </table:table-cell>
          <table:table-cell office:value-type="float" office:value="7857.065132" calcext:value-type="float">
            <text:p>7857.065132</text:p>
          </table:table-cell>
          <table:table-cell office:value-type="float" office:value="1089" calcext:value-type="float">
            <text:p>1089</text:p>
          </table:table-cell>
          <table:table-cell office:value-type="float" office:value="7857.065132" calcext:value-type="float">
            <text:p>7857.065132</text:p>
          </table:table-cell>
          <table:table-cell office:value-type="float" office:value="1821" calcext:value-type="float">
            <text:p>1821</text:p>
          </table:table-cell>
          <table:table-cell office:value-type="float" office:value="7857.065132" calcext:value-type="float">
            <text:p>7857.065132</text:p>
          </table:table-cell>
          <table:table-cell/>
          <table:table-cell table:formula="of:=[.$B11]/[.B11]" office:value-type="float" office:value="1" calcext:value-type="float">
            <text:p>1</text:p>
          </table:table-cell>
          <table:table-cell/>
          <table:table-cell table:formula="of:=[.$B11]/[.D11]" office:value-type="float" office:value="1.67082860385925" calcext:value-type="float">
            <text:p>1.67082860385925</text:p>
          </table:table-cell>
          <table:table-cell/>
          <table:table-cell table:formula="of:=[.$B11]/[.F11]" office:value-type="float" office:value="2.14577259475219" calcext:value-type="float">
            <text:p>2.14577259475219</text:p>
          </table:table-cell>
          <table:table-cell/>
          <table:table-cell table:formula="of:=[.$B11]/[.H11]" office:value-type="float" office:value="2.52054794520548" calcext:value-type="float">
            <text:p>2.52054794520548</text:p>
          </table:table-cell>
          <table:table-cell/>
          <table:table-cell table:formula="of:=[.$B11]/[.J11]" office:value-type="float" office:value="1.94966887417219" calcext:value-type="float">
            <text:p>1.94966887417219</text:p>
          </table:table-cell>
          <table:table-cell/>
          <table:table-cell table:formula="of:=[.$B11]/[.L11]" office:value-type="float" office:value="2.05013927576602" calcext:value-type="float">
            <text:p>2.05013927576602</text:p>
          </table:table-cell>
          <table:table-cell/>
          <table:table-cell table:formula="of:=[.$B11]/[.N11]" office:value-type="float" office:value="2.32911392405063" calcext:value-type="float">
            <text:p>2.32911392405063</text:p>
          </table:table-cell>
          <table:table-cell/>
          <table:table-cell table:formula="of:=[.$B11]/[.P11]" office:value-type="float" office:value="2.22692889561271" calcext:value-type="float">
            <text:p>2.22692889561271</text:p>
          </table:table-cell>
          <table:table-cell/>
          <table:table-cell table:formula="of:=[.$B11]/[.R11]" office:value-type="float" office:value="1.35169880624426" calcext:value-type="float">
            <text:p>1.35169880624426</text:p>
          </table:table-cell>
          <table:table-cell/>
          <table:table-cell table:formula="of:=[.$B11]/[.T11]" office:value-type="float" office:value="0.808347062053817" calcext:value-type="float">
            <text:p>0.808347062053817</text:p>
          </table:table-cell>
          <table:table-cell table:number-columns-repeated="215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727" calcext:value-type="float">
            <text:p>1727</text:p>
          </table:table-cell>
          <table:table-cell office:value-type="float" office:value="8548.341938" calcext:value-type="float">
            <text:p>8548.341938</text:p>
          </table:table-cell>
          <table:table-cell office:value-type="float" office:value="1030" calcext:value-type="float">
            <text:p>1030</text:p>
          </table:table-cell>
          <table:table-cell office:value-type="float" office:value="8548.341938" calcext:value-type="float">
            <text:p>8548.341938</text:p>
          </table:table-cell>
          <table:table-cell office:value-type="float" office:value="807" calcext:value-type="float">
            <text:p>807</text:p>
          </table:table-cell>
          <table:table-cell office:value-type="float" office:value="8548.341938" calcext:value-type="float">
            <text:p>8548.341938</text:p>
          </table:table-cell>
          <table:table-cell office:value-type="float" office:value="684" calcext:value-type="float">
            <text:p>684</text:p>
          </table:table-cell>
          <table:table-cell office:value-type="float" office:value="8548.341938" calcext:value-type="float">
            <text:p>8548.341938</text:p>
          </table:table-cell>
          <table:table-cell office:value-type="float" office:value="868" calcext:value-type="float">
            <text:p>868</text:p>
          </table:table-cell>
          <table:table-cell office:value-type="float" office:value="8548.341938" calcext:value-type="float">
            <text:p>8548.341938</text:p>
          </table:table-cell>
          <table:table-cell office:value-type="float" office:value="806" calcext:value-type="float">
            <text:p>806</text:p>
          </table:table-cell>
          <table:table-cell office:value-type="float" office:value="8548.341938" calcext:value-type="float">
            <text:p>8548.341938</text:p>
          </table:table-cell>
          <table:table-cell office:value-type="float" office:value="743" calcext:value-type="float">
            <text:p>743</text:p>
          </table:table-cell>
          <table:table-cell office:value-type="float" office:value="8548.341938" calcext:value-type="float">
            <text:p>8548.341938</text:p>
          </table:table-cell>
          <table:table-cell office:value-type="float" office:value="777" calcext:value-type="float">
            <text:p>777</text:p>
          </table:table-cell>
          <table:table-cell office:value-type="float" office:value="8548.341938" calcext:value-type="float">
            <text:p>8548.341938</text:p>
          </table:table-cell>
          <table:table-cell office:value-type="float" office:value="1259" calcext:value-type="float">
            <text:p>1259</text:p>
          </table:table-cell>
          <table:table-cell office:value-type="float" office:value="8548.341938" calcext:value-type="float">
            <text:p>8548.341938</text:p>
          </table:table-cell>
          <table:table-cell office:value-type="float" office:value="1819" calcext:value-type="float">
            <text:p>1819</text:p>
          </table:table-cell>
          <table:table-cell office:value-type="float" office:value="8548.341938" calcext:value-type="float">
            <text:p>8548.341938</text:p>
          </table:table-cell>
          <table:table-cell/>
          <table:table-cell table:formula="of:=[.$B12]/[.B12]" office:value-type="float" office:value="1" calcext:value-type="float">
            <text:p>1</text:p>
          </table:table-cell>
          <table:table-cell/>
          <table:table-cell table:formula="of:=[.$B12]/[.D12]" office:value-type="float" office:value="1.67669902912621" calcext:value-type="float">
            <text:p>1.67669902912621</text:p>
          </table:table-cell>
          <table:table-cell/>
          <table:table-cell table:formula="of:=[.$B12]/[.F12]" office:value-type="float" office:value="2.14002478314746" calcext:value-type="float">
            <text:p>2.14002478314746</text:p>
          </table:table-cell>
          <table:table-cell/>
          <table:table-cell table:formula="of:=[.$B12]/[.H12]" office:value-type="float" office:value="2.52485380116959" calcext:value-type="float">
            <text:p>2.52485380116959</text:p>
          </table:table-cell>
          <table:table-cell/>
          <table:table-cell table:formula="of:=[.$B12]/[.J12]" office:value-type="float" office:value="1.98963133640553" calcext:value-type="float">
            <text:p>1.98963133640553</text:p>
          </table:table-cell>
          <table:table-cell/>
          <table:table-cell table:formula="of:=[.$B12]/[.L12]" office:value-type="float" office:value="2.14267990074442" calcext:value-type="float">
            <text:p>2.14267990074442</text:p>
          </table:table-cell>
          <table:table-cell/>
          <table:table-cell table:formula="of:=[.$B12]/[.N12]" office:value-type="float" office:value="2.32436069986541" calcext:value-type="float">
            <text:p>2.32436069986541</text:p>
          </table:table-cell>
          <table:table-cell/>
          <table:table-cell table:formula="of:=[.$B12]/[.P12]" office:value-type="float" office:value="2.22265122265122" calcext:value-type="float">
            <text:p>2.22265122265122</text:p>
          </table:table-cell>
          <table:table-cell/>
          <table:table-cell table:formula="of:=[.$B12]/[.R12]" office:value-type="float" office:value="1.37172359015091" calcext:value-type="float">
            <text:p>1.37172359015091</text:p>
          </table:table-cell>
          <table:table-cell/>
          <table:table-cell table:formula="of:=[.$B12]/[.T12]" office:value-type="float" office:value="0.949422759758109" calcext:value-type="float">
            <text:p>0.949422759758109</text:p>
          </table:table-cell>
          <table:table-cell table:number-columns-repeated="215"/>
        </table:table-row>
        <table:named-expressions>
          <table:named-expression table:name="Print_Area" table:base-cell-address="$'output_clang.csv'.$A$1" table:expression="#REF!"/>
          <table:named-expression table:name="Sheet_Title" table:base-cell-address="$'output_clang.csv'.$A$1" table:expression="&quot;output_clang.csv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Sans" svg:font-family="San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output_5f_clang.csv" style:display-name="output_clang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28T00:18:26.154791885</dc:date>
    <meta:creation-date>2021-04-27T21:08:22Z</meta:creation-date>
    <meta:generator>LibreOffice/7.0.5.2$Linux_X86_64 LibreOffice_project/00$Build-2</meta:generator>
    <meta:editing-duration>PT3M19S</meta:editing-duration>
    <meta:editing-cycles>1</meta:editing-cycles>
    <meta:document-statistic meta:table-count="1" meta:cell-count="37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1.524cm" svg:height="17.77cm" xlink:href=".." xlink:type="simple" chart:class="chart:scatter" chart:style-name="ch1">
        <chart:legend chart:legend-position="end" svg:x="28.513cm" svg:y="6.345cm" style:legend-expansion="high" chart:style-name="ch2"/>
        <chart:plot-area chart:style-name="ch3" table:cell-range-address="'output_clang.csv'.A1:'output_clang.csv'.A12 'output_clang.csv'.W1:'output_clang.csv'.W12 'output_clang.csv'.Y1:'output_clang.csv'.Y12 'output_clang.csv'.AA1:'output_clang.csv'.AA12 'output_clang.csv'.AC1:'output_clang.csv'.AC12 'output_clang.csv'.AE1:'output_clang.csv'.AE12 'output_clang.csv'.AG1:'output_clang.csv'.AG12 'output_clang.csv'.AI1:'output_clang.csv'.AI12 'output_clang.csv'.AK1:'output_clang.csv'.AK12 'output_clang.csv'.AM1:'output_clang.csv'.AM12 'output_clang.csv'.AO1:'output_clang.csv'.AO12" chart:data-source-has-labels="row" svg:x="0.63cm" svg:y="0.355cm" svg:width="27.253cm" svg:height="17.06cm">
          <chart:coordinate-region svg:x="1.357cm" svg:y="0.554cm" svg:width="26.061cm" svg:height="16.21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output_clang.csv'.W2:'output_clang.csv'.W12" chart:label-cell-address="'output_clang.csv'.W1:'output_clang.csv'.W1" chart:class="chart:scatter">
            <chart:domain table:cell-range-address="'output_clang.csv'.A2:'output_clang.csv'.A12"/>
            <chart:data-point chart:repeated="11"/>
          </chart:series>
          <chart:series chart:style-name="ch8" chart:values-cell-range-address="'output_clang.csv'.Y2:'output_clang.csv'.Y12" chart:label-cell-address="'output_clang.csv'.Y1:'output_clang.csv'.Y1" chart:class="chart:scatter">
            <chart:data-point chart:repeated="11"/>
          </chart:series>
          <chart:series chart:style-name="ch9" chart:values-cell-range-address="'output_clang.csv'.AA2:'output_clang.csv'.AA12" chart:label-cell-address="'output_clang.csv'.AA1:'output_clang.csv'.AA1" chart:class="chart:scatter">
            <chart:data-point chart:repeated="11"/>
          </chart:series>
          <chart:series chart:style-name="ch10" chart:values-cell-range-address="'output_clang.csv'.AC2:'output_clang.csv'.AC12" chart:label-cell-address="'output_clang.csv'.AC1:'output_clang.csv'.AC1" chart:class="chart:scatter">
            <chart:data-point chart:repeated="11"/>
          </chart:series>
          <chart:series chart:style-name="ch11" chart:values-cell-range-address="'output_clang.csv'.AE2:'output_clang.csv'.AE12" chart:label-cell-address="'output_clang.csv'.AE1:'output_clang.csv'.AE1" chart:class="chart:scatter">
            <chart:data-point chart:repeated="11"/>
          </chart:series>
          <chart:series chart:style-name="ch12" chart:values-cell-range-address="'output_clang.csv'.AG2:'output_clang.csv'.AG12" chart:label-cell-address="'output_clang.csv'.AG1:'output_clang.csv'.AG1" chart:class="chart:scatter">
            <chart:data-point chart:repeated="11"/>
          </chart:series>
          <chart:series chart:style-name="ch13" chart:values-cell-range-address="'output_clang.csv'.AI2:'output_clang.csv'.AI12" chart:label-cell-address="'output_clang.csv'.AI1:'output_clang.csv'.AI1" chart:class="chart:scatter">
            <chart:data-point chart:repeated="11"/>
          </chart:series>
          <chart:series chart:style-name="ch14" chart:values-cell-range-address="'output_clang.csv'.AK2:'output_clang.csv'.AK12" chart:label-cell-address="'output_clang.csv'.AK1:'output_clang.csv'.AK1" chart:class="chart:scatter">
            <chart:data-point chart:repeated="11"/>
          </chart:series>
          <chart:series chart:style-name="ch15" chart:values-cell-range-address="'output_clang.csv'.AM2:'output_clang.csv'.AM12" chart:label-cell-address="'output_clang.csv'.AM1:'output_clang.csv'.AM1" chart:class="chart:scatter">
            <chart:data-point chart:repeated="11"/>
          </chart:series>
          <chart:series chart:style-name="ch16" chart:values-cell-range-address="'output_clang.csv'.AO2:'output_clang.csv'.AO12" chart:label-cell-address="'output_clang.csv'.AO1:'output_clang.csv'.AO1" chart:class="chart:scatter"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1</text:p>
                <draw:g>
                  <svg:desc>'output_clang.csv'.W1:'output_clang.csv'.W1</svg:desc>
                </draw:g>
              </table:table-cell>
              <table:table-cell office:value-type="string">
                <text:p>speed2</text:p>
                <draw:g>
                  <svg:desc>'output_clang.csv'.Y1:'output_clang.csv'.Y1</svg:desc>
                </draw:g>
              </table:table-cell>
              <table:table-cell office:value-type="string">
                <text:p>speed3</text:p>
                <draw:g>
                  <svg:desc>'output_clang.csv'.AA1:'output_clang.csv'.AA1</svg:desc>
                </draw:g>
              </table:table-cell>
              <table:table-cell office:value-type="string">
                <text:p>speed4</text:p>
                <draw:g>
                  <svg:desc>'output_clang.csv'.AC1:'output_clang.csv'.AC1</svg:desc>
                </draw:g>
              </table:table-cell>
              <table:table-cell office:value-type="string">
                <text:p>speed5</text:p>
                <draw:g>
                  <svg:desc>'output_clang.csv'.AE1:'output_clang.csv'.AE1</svg:desc>
                </draw:g>
              </table:table-cell>
              <table:table-cell office:value-type="string">
                <text:p>speed6</text:p>
                <draw:g>
                  <svg:desc>'output_clang.csv'.AG1:'output_clang.csv'.AG1</svg:desc>
                </draw:g>
              </table:table-cell>
              <table:table-cell office:value-type="string">
                <text:p>speed7</text:p>
                <draw:g>
                  <svg:desc>'output_clang.csv'.AI1:'output_clang.csv'.AI1</svg:desc>
                </draw:g>
              </table:table-cell>
              <table:table-cell office:value-type="string">
                <text:p>speed8</text:p>
                <draw:g>
                  <svg:desc>'output_clang.csv'.AK1:'output_clang.csv'.AK1</svg:desc>
                </draw:g>
              </table:table-cell>
              <table:table-cell office:value-type="string">
                <text:p>speed128</text:p>
                <draw:g>
                  <svg:desc>'output_clang.csv'.AM1:'output_clang.csv'.AM1</svg:desc>
                </draw:g>
              </table:table-cell>
              <table:table-cell office:value-type="string">
                <text:p>speed2048</text:p>
                <draw:g>
                  <svg:desc>'output_clang.csv'.AO1:'output_clang.csv'.A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00">
                <text:p>3100</text:p>
                <draw:g>
                  <svg:desc>'output_clang.csv'.A2:'output_clang.csv'.A12</svg:desc>
                </draw:g>
              </table:table-cell>
              <table:table-cell office:value-type="float" office:value="1">
                <text:p>1</text:p>
                <draw:g>
                  <svg:desc>'output_clang.csv'.W2:'output_clang.csv'.W12</svg:desc>
                </draw:g>
              </table:table-cell>
              <table:table-cell office:value-type="float" office:value="1.7037037037037">
                <text:p>1.7037037037037</text:p>
                <draw:g>
                  <svg:desc>'output_clang.csv'.Y2:'output_clang.csv'.Y12</svg:desc>
                </draw:g>
              </table:table-cell>
              <table:table-cell office:value-type="float" office:value="2.24390243902439">
                <text:p>2.24390243902439</text:p>
                <draw:g>
                  <svg:desc>'output_clang.csv'.AA2:'output_clang.csv'.AA12</svg:desc>
                </draw:g>
              </table:table-cell>
              <table:table-cell office:value-type="float" office:value="2.62857142857143">
                <text:p>2.62857142857143</text:p>
                <draw:g>
                  <svg:desc>'output_clang.csv'.AC2:'output_clang.csv'.AC12</svg:desc>
                </draw:g>
              </table:table-cell>
              <table:table-cell office:value-type="float" office:value="1.87755102040816">
                <text:p>1.87755102040816</text:p>
                <draw:g>
                  <svg:desc>'output_clang.csv'.AE2:'output_clang.csv'.AE12</svg:desc>
                </draw:g>
              </table:table-cell>
              <table:table-cell office:value-type="float" office:value="2.13953488372093">
                <text:p>2.13953488372093</text:p>
                <draw:g>
                  <svg:desc>'output_clang.csv'.AG2:'output_clang.csv'.AG12</svg:desc>
                </draw:g>
              </table:table-cell>
              <table:table-cell office:value-type="float" office:value="2.62857142857143">
                <text:p>2.62857142857143</text:p>
                <draw:g>
                  <svg:desc>'output_clang.csv'.AI2:'output_clang.csv'.AI12</svg:desc>
                </draw:g>
              </table:table-cell>
              <table:table-cell office:value-type="float" office:value="2.42105263157895">
                <text:p>2.42105263157895</text:p>
                <draw:g>
                  <svg:desc>'output_clang.csv'.AK2:'output_clang.csv'.AK12</svg:desc>
                </draw:g>
              </table:table-cell>
              <table:table-cell office:value-type="float" office:value="0.215456674473068">
                <text:p>0.215456674473068</text:p>
                <draw:g>
                  <svg:desc>'output_clang.csv'.AM2:'output_clang.csv'.AM12</svg:desc>
                </draw:g>
              </table:table-cell>
              <table:table-cell office:value-type="float" office:value="0.0440402106270943">
                <text:p>0.0440402106270943</text:p>
                <draw:g>
                  <svg:desc>'output_clang.csv'.AO2:'output_clang.csv'.AO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30">
                <text:p>4230</text:p>
              </table:table-cell>
              <table:table-cell office:value-type="float" office:value="1">
                <text:p>1</text:p>
              </table:table-cell>
              <table:table-cell office:value-type="float" office:value="1.74725274725275">
                <text:p>1.74725274725275</text:p>
              </table:table-cell>
              <table:table-cell office:value-type="float" office:value="2.17808219178082">
                <text:p>2.17808219178082</text:p>
              </table:table-cell>
              <table:table-cell office:value-type="float" office:value="2.60655737704918">
                <text:p>2.60655737704918</text:p>
              </table:table-cell>
              <table:table-cell office:value-type="float" office:value="1.80681818181818">
                <text:p>1.80681818181818</text:p>
              </table:table-cell>
              <table:table-cell office:value-type="float" office:value="2.03846153846154">
                <text:p>2.03846153846154</text:p>
              </table:table-cell>
              <table:table-cell office:value-type="float" office:value="2.44615384615385">
                <text:p>2.44615384615385</text:p>
              </table:table-cell>
              <table:table-cell office:value-type="float" office:value="2.30434782608696">
                <text:p>2.30434782608696</text:p>
              </table:table-cell>
              <table:table-cell office:value-type="float" office:value="0.445378151260504">
                <text:p>0.445378151260504</text:p>
              </table:table-cell>
              <table:table-cell office:value-type="float" office:value="0.0873146622734761">
                <text:p>0.08731466227347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60">
                <text:p>5360</text:p>
              </table:table-cell>
              <table:table-cell office:value-type="float" office:value="1">
                <text:p>1</text:p>
              </table:table-cell>
              <table:table-cell office:value-type="float" office:value="1.74305555555556">
                <text:p>1.74305555555556</text:p>
              </table:table-cell>
              <table:table-cell office:value-type="float" office:value="2.2212389380531">
                <text:p>2.2212389380531</text:p>
              </table:table-cell>
              <table:table-cell office:value-type="float" office:value="2.61458333333333">
                <text:p>2.61458333333333</text:p>
              </table:table-cell>
              <table:table-cell office:value-type="float" office:value="1.79285714285714">
                <text:p>1.79285714285714</text:p>
              </table:table-cell>
              <table:table-cell office:value-type="float" office:value="2.008">
                <text:p>2.008</text:p>
              </table:table-cell>
              <table:table-cell office:value-type="float" office:value="2.43689320388349">
                <text:p>2.43689320388349</text:p>
              </table:table-cell>
              <table:table-cell office:value-type="float" office:value="2.41346153846154">
                <text:p>2.41346153846154</text:p>
              </table:table-cell>
              <table:table-cell office:value-type="float" office:value="0.478095238095238">
                <text:p>0.478095238095238</text:p>
              </table:table-cell>
              <table:table-cell office:value-type="float" office:value="0.12172647914646">
                <text:p>0.121726479146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90">
                <text:p>6490</text:p>
              </table:table-cell>
              <table:table-cell office:value-type="float" office:value="1">
                <text:p>1</text:p>
              </table:table-cell>
              <table:table-cell office:value-type="float" office:value="1.70422535211268">
                <text:p>1.70422535211268</text:p>
              </table:table-cell>
              <table:table-cell office:value-type="float" office:value="2.2">
                <text:p>2.2</text:p>
              </table:table-cell>
              <table:table-cell office:value-type="float" office:value="2.52083333333333">
                <text:p>2.52083333333333</text:p>
              </table:table-cell>
              <table:table-cell office:value-type="float" office:value="1.7621359223301">
                <text:p>1.7621359223301</text:p>
              </table:table-cell>
              <table:table-cell office:value-type="float" office:value="1.97282608695652">
                <text:p>1.97282608695652</text:p>
              </table:table-cell>
              <table:table-cell office:value-type="float" office:value="2.37254901960784">
                <text:p>2.37254901960784</text:p>
              </table:table-cell>
              <table:table-cell office:value-type="float" office:value="2.24074074074074">
                <text:p>2.24074074074074</text:p>
              </table:table-cell>
              <table:table-cell office:value-type="float" office:value="0.598023064250412">
                <text:p>0.598023064250412</text:p>
              </table:table-cell>
              <table:table-cell office:value-type="float" office:value="0.220668693009119">
                <text:p>0.2206686930091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20">
                <text:p>7620</text:p>
              </table:table-cell>
              <table:table-cell office:value-type="float" office:value="1">
                <text:p>1</text:p>
              </table:table-cell>
              <table:table-cell office:value-type="float" office:value="1.6986301369863">
                <text:p>1.6986301369863</text:p>
              </table:table-cell>
              <table:table-cell office:value-type="float" office:value="2.14718614718615">
                <text:p>2.14718614718615</text:p>
              </table:table-cell>
              <table:table-cell office:value-type="float" office:value="2.51776649746193">
                <text:p>2.51776649746193</text:p>
              </table:table-cell>
              <table:table-cell office:value-type="float" office:value="1.75265017667845">
                <text:p>1.75265017667845</text:p>
              </table:table-cell>
              <table:table-cell office:value-type="float" office:value="1.92996108949416">
                <text:p>1.92996108949416</text:p>
              </table:table-cell>
              <table:table-cell office:value-type="float" office:value="2.36190476190476">
                <text:p>2.36190476190476</text:p>
              </table:table-cell>
              <table:table-cell office:value-type="float" office:value="2.33962264150943">
                <text:p>2.33962264150943</text:p>
              </table:table-cell>
              <table:table-cell office:value-type="float" office:value="0.700564971751412">
                <text:p>0.700564971751412</text:p>
              </table:table-cell>
              <table:table-cell office:value-type="float" office:value="0.312736443883985">
                <text:p>0.312736443883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50">
                <text:p>8750</text:p>
              </table:table-cell>
              <table:table-cell office:value-type="float" office:value="1">
                <text:p>1</text:p>
              </table:table-cell>
              <table:table-cell office:value-type="float" office:value="1.67352185089974">
                <text:p>1.67352185089974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53307392996109">
                <text:p>2.53307392996109</text:p>
              </table:table-cell>
              <table:table-cell office:value-type="float" office:value="1.75">
                <text:p>1.75</text:p>
              </table:table-cell>
              <table:table-cell office:value-type="float" office:value="2.00925925925926">
                <text:p>2.00925925925926</text:p>
              </table:table-cell>
              <table:table-cell office:value-type="float" office:value="2.35018050541516">
                <text:p>2.35018050541516</text:p>
              </table:table-cell>
              <table:table-cell office:value-type="float" office:value="2.40221402214022">
                <text:p>2.40221402214022</text:p>
              </table:table-cell>
              <table:table-cell office:value-type="float" office:value="0.816813048933501">
                <text:p>0.816813048933501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80">
                <text:p>9880</text:p>
              </table:table-cell>
              <table:table-cell office:value-type="float" office:value="1">
                <text:p>1</text:p>
              </table:table-cell>
              <table:table-cell office:value-type="float" office:value="1.66262626262626">
                <text:p>1.66262626262626</text:p>
              </table:table-cell>
              <table:table-cell office:value-type="float" office:value="2.1544502617801">
                <text:p>2.1544502617801</text:p>
              </table:table-cell>
              <table:table-cell office:value-type="float" office:value="2.52453987730061">
                <text:p>2.52453987730061</text:p>
              </table:table-cell>
              <table:table-cell office:value-type="float" office:value="1.75106382978723">
                <text:p>1.75106382978723</text:p>
              </table:table-cell>
              <table:table-cell office:value-type="float" office:value="1.99757281553398">
                <text:p>1.99757281553398</text:p>
              </table:table-cell>
              <table:table-cell office:value-type="float" office:value="2.20053475935829">
                <text:p>2.20053475935829</text:p>
              </table:table-cell>
              <table:table-cell office:value-type="float" office:value="2.31830985915493">
                <text:p>2.31830985915493</text:p>
              </table:table-cell>
              <table:table-cell office:value-type="float" office:value="0.958090803259604">
                <text:p>0.958090803259604</text:p>
              </table:table-cell>
              <table:table-cell office:value-type="float" office:value="0.575524475524476">
                <text:p>0.5755244755244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10">
                <text:p>11010</text:p>
              </table:table-cell>
              <table:table-cell office:value-type="float" office:value="1">
                <text:p>1</text:p>
              </table:table-cell>
              <table:table-cell office:value-type="float" office:value="1.65737704918033">
                <text:p>1.65737704918033</text:p>
              </table:table-cell>
              <table:table-cell office:value-type="float" office:value="2.12842105263158">
                <text:p>2.12842105263158</text:p>
              </table:table-cell>
              <table:table-cell office:value-type="float" office:value="2.50247524752475">
                <text:p>2.50247524752475</text:p>
              </table:table-cell>
              <table:table-cell office:value-type="float" office:value="1.82162162162162">
                <text:p>1.82162162162162</text:p>
              </table:table-cell>
              <table:table-cell office:value-type="float" office:value="2.022">
                <text:p>2.022</text:p>
              </table:table-cell>
              <table:table-cell office:value-type="float" office:value="2.30296127562642">
                <text:p>2.30296127562642</text:p>
              </table:table-cell>
              <table:table-cell office:value-type="float" office:value="2.31880733944954">
                <text:p>2.31880733944954</text:p>
              </table:table-cell>
              <table:table-cell office:value-type="float" office:value="1.04442148760331">
                <text:p>1.04442148760331</text:p>
              </table:table-cell>
              <table:table-cell office:value-type="float" office:value="0.5936582501468">
                <text:p>0.59365825014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140">
                <text:p>12140</text:p>
              </table:table-cell>
              <table:table-cell office:value-type="float" office:value="1">
                <text:p>1</text:p>
              </table:table-cell>
              <table:table-cell office:value-type="float" office:value="1.66307277628032">
                <text:p>1.66307277628032</text:p>
              </table:table-cell>
              <table:table-cell office:value-type="float" office:value="2.14608695652174">
                <text:p>2.14608695652174</text:p>
              </table:table-cell>
              <table:table-cell office:value-type="float" office:value="2.5132382892057">
                <text:p>2.5132382892057</text:p>
              </table:table-cell>
              <table:table-cell office:value-type="float" office:value="1.89554531490015">
                <text:p>1.89554531490015</text:p>
              </table:table-cell>
              <table:table-cell office:value-type="float" office:value="2.04643449419569">
                <text:p>2.04643449419569</text:p>
              </table:table-cell>
              <table:table-cell office:value-type="float" office:value="2.32391713747646">
                <text:p>2.32391713747646</text:p>
              </table:table-cell>
              <table:table-cell office:value-type="float" office:value="2.34600760456274">
                <text:p>2.34600760456274</text:p>
              </table:table-cell>
              <table:table-cell office:value-type="float" office:value="1.10080285459411">
                <text:p>1.10080285459411</text:p>
              </table:table-cell>
              <table:table-cell office:value-type="float" office:value="0.698358800226372">
                <text:p>0.6983588002263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270">
                <text:p>13270</text:p>
              </table:table-cell>
              <table:table-cell office:value-type="float" office:value="1">
                <text:p>1</text:p>
              </table:table-cell>
              <table:table-cell office:value-type="float" office:value="1.67082860385925">
                <text:p>1.67082860385925</text:p>
              </table:table-cell>
              <table:table-cell office:value-type="float" office:value="2.14577259475219">
                <text:p>2.14577259475219</text:p>
              </table:table-cell>
              <table:table-cell office:value-type="float" office:value="2.52054794520548">
                <text:p>2.52054794520548</text:p>
              </table:table-cell>
              <table:table-cell office:value-type="float" office:value="1.94966887417219">
                <text:p>1.94966887417219</text:p>
              </table:table-cell>
              <table:table-cell office:value-type="float" office:value="2.05013927576602">
                <text:p>2.05013927576602</text:p>
              </table:table-cell>
              <table:table-cell office:value-type="float" office:value="2.32911392405063">
                <text:p>2.32911392405063</text:p>
              </table:table-cell>
              <table:table-cell office:value-type="float" office:value="2.22692889561271">
                <text:p>2.22692889561271</text:p>
              </table:table-cell>
              <table:table-cell office:value-type="float" office:value="1.35169880624426">
                <text:p>1.35169880624426</text:p>
              </table:table-cell>
              <table:table-cell office:value-type="float" office:value="0.808347062053817">
                <text:p>0.8083470620538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00">
                <text:p>14400</text:p>
              </table:table-cell>
              <table:table-cell office:value-type="float" office:value="1">
                <text:p>1</text:p>
              </table:table-cell>
              <table:table-cell office:value-type="float" office:value="1.67669902912621">
                <text:p>1.67669902912621</text:p>
              </table:table-cell>
              <table:table-cell office:value-type="float" office:value="2.14002478314746">
                <text:p>2.14002478314746</text:p>
              </table:table-cell>
              <table:table-cell office:value-type="float" office:value="2.52485380116959">
                <text:p>2.52485380116959</text:p>
              </table:table-cell>
              <table:table-cell office:value-type="float" office:value="1.98963133640553">
                <text:p>1.98963133640553</text:p>
              </table:table-cell>
              <table:table-cell office:value-type="float" office:value="2.14267990074442">
                <text:p>2.14267990074442</text:p>
              </table:table-cell>
              <table:table-cell office:value-type="float" office:value="2.32436069986541">
                <text:p>2.32436069986541</text:p>
              </table:table-cell>
              <table:table-cell office:value-type="float" office:value="2.22265122265122">
                <text:p>2.22265122265122</text:p>
              </table:table-cell>
              <table:table-cell office:value-type="float" office:value="1.37172359015091">
                <text:p>1.37172359015091</text:p>
              </table:table-cell>
              <table:table-cell office:value-type="float" office:value="0.949422759758109">
                <text:p>0.9494227597581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